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5426" officeooo:paragraph-rsid="00105426"/>
    </style:style>
    <style:style style:name="P2" style:family="paragraph" style:parent-style-name="Standard">
      <style:paragraph-properties fo:text-align="center" style:justify-single-word="false"/>
      <style:text-properties officeooo:rsid="00111d54" officeooo:paragraph-rsid="00111d54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111d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ANGE Д X, X1, X2</text:p>
      <text:p text:style-name="P1">RANGE ОПД Y, Y1</text:p>
      <text:p text:style-name="P1">RANGE П Z</text:p>
      <text:p text:style-name="P2"/>
      <text:p text:style-name="P1">GET W(О.прізвище): <text:span text:style-name="T3">AX1(</text:span></text:p>
      <text:p text:style-name="P1"/>
      <text:p text:style-name="P1"><text:s/><text:span text:style-name="T1">ỂXỂZỂY</text:span>(Z.прізвище = “Петренко” &amp; Z.КП = Y.КП &amp; Y.КД = X.КД &amp; X.колір = X1.колір)</text:p>
      <text:p text:style-name="P2">&lt;-</text:p>
      <text:p text:style-name="P1"><text:span text:style-name="T1">Ể</text:span><text:span text:style-name="T2">X2</text:span><text:span text:style-name="T1">ỂY1</text:span>(X1.колір = X2.колір &amp; X2.КД = Y1.КД &amp; Y1.КО = О.КО)<text:span text:style-name="T3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1:33:00.049925178</meta:creation-date>
    <dc:date>2020-10-07T11:49:19.936841711</dc:date>
    <meta:editing-duration>PT6M9S</meta:editing-duration>
    <meta:editing-cycles>1</meta:editing-cycles>
    <meta:document-statistic meta:table-count="0" meta:image-count="0" meta:object-count="0" meta:page-count="1" meta:paragraph-count="7" meta:word-count="42" meta:character-count="206" meta:non-whitespace-character-count="170"/>
    <meta:generator>LibreOffice/6.4.6.2$Linux_X86_64 LibreOffice_project/40$Build-2</meta:generator>
  </office:meta>
</office:document-meta>
</file>